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60000022B6025DD357E57EDF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🖌<draw:frame draw:style-name="fr1" draw:name="Image1" text:anchor-type="char" svg:width="3.2291in" svg:height="5.7811in" draw:z-index="0"><draw:image xlink:href="Pictures/10000000000001360000022B6025DD357E57EDF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09:58:01.264478072</meta:creation-date>
    <dc:date>2024-05-27T10:13:56.034596319</dc:date>
    <meta:editing-duration>PT5M44S</meta:editing-duration>
    <meta:editing-cycles>1</meta:editing-cycles>
    <meta:document-statistic meta:table-count="0" meta:image-count="1" meta:object-count="0" meta:page-count="1" meta:paragraph-count="1" meta:word-count="1" meta:character-count="1" meta:non-whitespace-character-count="1"/>
    <meta:generator>LibreOffice/7.3.7.2$Linux_X86_64 LibreOffice_project/30$Build-2</meta:generator>
  </office:meta>
</office:document-meta>
</file>